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Source Code Pro" svg:font-family="'Source Code Pro', Consolas, 'Ubuntu Mono', Menlo, 'DejaVu Sans Mono', 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8031" officeooo:paragraph-rsid="001f8031"/>
    </style:style>
    <style:style style:name="P2" style:family="paragraph" style:parent-style-name="Standard">
      <style:text-properties fo:font-variant="normal" fo:text-transform="none" fo:color="#333333" style:font-name="Open Sans" fo:font-size="12pt" fo:letter-spacing="normal" fo:font-style="normal" fo:font-weight="normal" officeooo:rsid="001f8031" officeooo:paragraph-rsid="001f8031"/>
    </style:style>
    <style:style style:name="P3" style:family="paragraph" style:parent-style-name="Text_20_body">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Heading_20_1">
      <style:text-properties officeooo:rsid="001f8031" officeooo:paragraph-rsid="001f8031"/>
    </style:style>
    <style:style style:name="T1" style:family="text">
      <style:text-properties fo:font-variant="normal" fo:text-transform="none" fo:color="#333333" style:text-line-through-style="none" style:text-line-through-type="none" style:font-name="Open Sans" fo:letter-spacing="normal" fo:font-style="normal" style:text-underline-style="none" style:text-blinking="false"/>
    </style:style>
    <style:style style:name="T2" style:family="text">
      <style:text-properties fo:font-variant="normal" fo:text-transform="none" fo:color="#333333" style:font-name="Open Sans" fo:font-size="12pt" fo:letter-spacing="normal" fo:font-style="normal" fo:font-weight="normal"/>
    </style:style>
    <style:style style:name="T3" style:family="text">
      <style:text-properties fo:font-variant="normal" fo:text-transform="none" fo:color="#333333" style:font-name="Source Code Pro" fo:font-size="12pt" fo:letter-spacing="normal" fo:font-style="normal" fo:font-weight="normal" fo:background-color="#f1f1f1" loext:char-shading-value="0"/>
    </style:style>
    <style:style style:name="T4" style:family="text">
      <style:text-properties fo:font-variant="normal" fo:text-transform="none" fo:color="#333333" fo:letter-spacing="normal"/>
    </style:style>
    <style:style style:name="T5" style:family="text">
      <style:text-properties fo:font-variant="normal" fo:text-transform="none" style:font-name="Source Code Pro" fo:letter-spacing="normal" fo:font-style="normal" fo:font-weight="normal" fo:background-color="#f1f1f1"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YNC ASSIGNMENT</text:p>
      <text:p text:style-name="P1"/>
      <text:h text:style-name="P5" text:outline-level="1"><text:bookmark text:name="why-async"/><text:a xlink:type="simple" xlink:href="https://rust-lang.github.io/async-book/01_getting_started/02_why_async.html#why-async" text:style-name="Internet_20_link" text:visited-style-name="Visited_20_Internet_20_Link"><text:span text:style-name="T1">Why Async?</text:span></text:a></text:h>
      <text:p text:style-name="P3">We all love how Rust allows us to write fast, safe software. But why write asynchronous code?</text:p>
      <text:p text:style-name="P3">Asynchronous code allows us to run multiple tasks concurrently on the same OS thread. In a typical threaded application, if you wanted to download two different webpages at the same time, you would spread the work across two different threads</text:p>
      <text:h text:style-name="P5" text:outline-level="1"><text:bookmark text:name="the-state-of-asynchronous-rust"/><text:a xlink:type="simple" xlink:href="https://rust-lang.github.io/async-book/01_getting_started/03_state_of_async_rust.html#the-state-of-asynchronous-rust" text:style-name="Internet_20_link" text:visited-style-name="Visited_20_Internet_20_Link"><text:span text:style-name="T1">The State of Asynchronous Rust</text:span></text:a></text:h>
      <text:p text:style-name="P4"><text:span text:style-name="T2">The asynchronous Rust ecosystem has undergone a lot of evolution over time, so it can be hard to know what tools to use, what libraries to invest in, or what documentation to read. However, the </text:span><text:span text:style-name="Source_20_Text"><text:span text:style-name="T3">Future</text:span></text:span><text:span text:style-name="T2"> trait inside the standard library and the </text:span><text:span text:style-name="Source_20_Text"><text:span text:style-name="T3">async</text:span></text:span><text:span text:style-name="T2">/</text:span><text:span text:style-name="Source_20_Text"><text:span text:style-name="T3">await</text:span></text:span><text:span text:style-name="T2"> language feature has recently been stabilized. </text:span></text:p>
      <text:p text:style-name="P1"><text:span text:style-name="T2">At the moment, however, the ecosystem is still undergoing rapid development and the asynchronous Rust experience is unpolished. Most libraries still use the 0.1 definitions of the </text:span><text:span text:style-name="Source_20_Text"><text:span text:style-name="T5">futures</text:span></text:span><text:span text:style-name="T4"> </text:span><text:span text:style-name="T2">crate, meaning that to interoperate developers frequently need to reach for the </text:span><text:span text:style-name="Source_20_Text"><text:span text:style-name="T5">compat</text:span></text:span><text:span text:style-name="T4"> </text:span><text:span text:style-name="T2">functionality from the 0.3 </text:span><text:span text:style-name="Source_20_Text"><text:span text:style-name="T5">futures</text:span></text:span><text:span text:style-name="T4"> </text:span><text:span text:style-name="T2">crate. The </text:span><text:span text:style-name="Source_20_Text"><text:span text:style-name="T5">async</text:span></text:span><text:span text:style-name="T2">/</text:span><text:span text:style-name="Source_20_Text"><text:span text:style-name="T5">await</text:span></text:span><text:span text:style-name="T4"> </text:span><text:span text:style-name="T2">language feature is still new.</text:span></text:p>
      <text:p text:style-name="P1"><text:span text:style-name="T2"/></text:p>
      <text:p text:style-name="P2">That said, Rust is well on its way to having some of the most performant and ergonomic support for asynchronous programming around, and if you're not afraid of doing some spelunking, enjoy your dive into the world of asynchronous programming in R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Source Code Pro" svg:font-family="'Source Code Pro', Consolas, 'Ubuntu Mono', Menlo, 'DejaVu Sans Mono', 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5:09:18.772831718</meta:creation-date>
    <dc:date>2020-04-24T16:06:11.162055964</dc:date>
    <meta:editing-duration>PT56M56S</meta:editing-duration>
    <meta:editing-cycles>5</meta:editing-cycles>
    <meta:generator>LibreOffice/6.0.7.3$Linux_X86_64 LibreOffice_project/00m0$Build-3</meta:generator>
    <meta:document-statistic meta:table-count="0" meta:image-count="0" meta:object-count="0" meta:page-count="1" meta:paragraph-count="8" meta:word-count="212" meta:character-count="1306" meta:non-whitespace-character-count="1101"/>
  </office:meta>
</office:document-meta>
</file>